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26c60" officeooo:paragraph-rsid="00126c60"/>
    </style:style>
    <style:style style:name="P2" style:family="paragraph" style:parent-style-name="Heading_20_1">
      <style:text-properties officeooo:rsid="0015553f" officeooo:paragraph-rsid="0015553f"/>
    </style:style>
    <style:style style:name="P3" style:family="paragraph" style:parent-style-name="Standard">
      <style:text-properties officeooo:rsid="0014286d" officeooo:paragraph-rsid="0014286d"/>
    </style:style>
    <style:style style:name="P4" style:family="paragraph" style:parent-style-name="Standard">
      <style:text-properties officeooo:rsid="00157554" officeooo:paragraph-rsid="00157554"/>
    </style:style>
    <style:style style:name="T1" style:family="text">
      <style:text-properties officeooo:rsid="0014286d"/>
    </style:style>
    <style:style style:name="T2" style:family="text">
      <style:text-properties officeooo:rsid="0015553f"/>
    </style:style>
    <style:style style:name="T3" style:family="text">
      <style:text-properties officeooo:rsid="001583ba"/>
    </style:style>
    <style:style style:name="T4" style:family="text">
      <style:text-properties officeooo:rsid="001675c5"/>
    </style:style>
    <style:style style:name="T5" style:family="text">
      <style:text-properties officeooo:rsid="00193720"/>
    </style:style>
    <style:style style:name="T6" style:family="text">
      <style:text-properties officeooo:rsid="0019db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xe<text:span text:style-name="T2">r</text:span>cice 1</text:h>
      <text:p text:style-name="Standard">O(n(log n)^42) <text:span text:style-name="T5">&lt; O(n^3 * log n) </text:span><text:span text:style-name="T6">&lt; O(1.7^n)</text:span></text:p>
      <text:p text:style-name="P3"/>
      <text:h text:style-name="P2" text:outline-level="1">Exercice 2</text:h>
      <text:p text:style-name="P4">O(1) &lt; O(log n) &lt; <text:span text:style-name="T3">O(n / log n) </text:span><text:span text:style-name="T4">&lt; </text:span>O(<text:span text:style-name="T3">n</text:span>) <text:span text:style-name="T3">&lt; </text:span><text:span text:style-name="T4">O(sqrt(n) * log n) </text:span><text:span text:style-name="T5">&lt;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7T14:01:04.211317872</meta:creation-date>
    <dc:date>2021-01-27T14:21:31.414082187</dc:date>
    <meta:editing-duration>PT20M23S</meta:editing-duration>
    <meta:editing-cycles>9</meta:editing-cycles>
    <meta:generator>LibreOffice/6.4.6.2$Linux_X86_64 LibreOffice_project/40$Build-2</meta:generator>
    <meta:document-statistic meta:table-count="0" meta:image-count="0" meta:object-count="0" meta:page-count="1" meta:paragraph-count="4" meta:word-count="30" meta:character-count="123" meta:non-whitespace-character-count="96"/>
  </office:meta>
</office:document-meta>
</file>